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automatic-styles>
    <style:style style:name="P1" style:family="paragraph" style:parent-style-name="Contents_20_1">
      <style:paragraph-properties>
        <style:tab-stops>
          <style:tab-stop style:position="18cm" style:type="right" style:leader-style="dotted" style:leader-text="."/>
        </style:tab-stops>
      </style:paragraph-properties>
    </style:style>
    <style:style style:name="P2" style:family="paragraph" style:parent-style-name="Contents_20_2">
      <style:paragraph-properties>
        <style:tab-stops>
          <style:tab-stop style:position="17.501cm" style:type="right" style:leader-style="dotted" style:leader-text="."/>
        </style:tab-stops>
      </style:paragraph-properties>
    </style:style>
    <style:style style:name="P3" style:family="paragraph" style:parent-style-name="Contents_20_3">
      <style:paragraph-properties>
        <style:tab-stops>
          <style:tab-stop style:position="17.002cm" style:type="right" style:leader-style="dotted" style:leader-text="."/>
        </style:tab-stops>
      </style:paragraph-properties>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text-properties fo:font-style="italic" style:text-underline-style="none"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text-underline-style="none" fo:font-weight="normal" style:font-style-asian="normal" style:font-weight-asian="normal" style:font-style-complex="normal" style:font-weight-complex="normal"/>
    </style:style>
    <style:style style:name="Sect1" style:family="section">
      <style:section-properties text:dont-balance-text-columns="tru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2" style:family="section">
      <style:section-properties style:editable="false">
        <style:columns fo:column-count="0"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table-of-content text:style-name="Sect2"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1">Geschichtsalmanach<text:tab/>1</text:p>
            <text:p text:style-name="P2">Fundort<text:tab/>1</text:p>
            <text:p text:style-name="P2">Beschreibung<text:tab/>1</text:p>
            <text:p text:style-name="P2">Inhalt des Geschichtsalmanach<text:tab/>1</text:p>
            <text:p text:style-name="P3">Wachstum [-100.000 - -90.000]<text:tab/>1</text:p>
            <text:p text:style-name="P3">Aufbruch [-90.000 bis -50.000]<text:tab/>2</text:p>
            <text:p text:style-name="P3">Fall [-50.000 bis -40.000]<text:tab/>2</text:p>
            <text:p text:style-name="P3">Reunion [-40.000 bis -35000]<text:tab/>2</text:p>
            <text:p text:style-name="P3">Der Sternengriff [-35.000 bis -15.000]<text:tab/>2</text:p>
            <text:p text:style-name="P3">Zusammenbruch [um -15.000]<text:tab/>2</text:p>
            <text:p text:style-name="P3">Gefangenschaft [-15.000 bis -10.000]<text:tab/>2</text:p>
            <text:p text:style-name="P3">Zweite Chance [-10.000 bis heute]<text:tab/>2</text:p>
          </text:index-body>
        </text:table-of-content>
        <text:h text:style-name="Heading_20_1" text:outline-level="1">Geschichtsalmanach</text:h>
        <text:h text:style-name="Heading_20_2" text:outline-level="2">Fundort</text:h>
        <text:p text:style-name="Text_20_body">Den Geschichtsalmanach habt Ihr in der Pyramide des Freimagiers Arte­mies gefunden. </text:p>
        <text:p text:style-name="Text_20_body">Die Pyramide selbst habt Ihr in einem verlassenem Bergwerk etwa zwei Tagesreisen nördlich von der Stadt Virennica im Königreich Cardiel zufälligerweise gefunden.</text:p>
        <text:h text:style-name="Heading_20_2" text:outline-level="2">Beschreibung</text:h>
        <text:p text:style-name="Text_20_body">Der Geschichtsalmanach ist etwa 40cm breit und 50cm hoch und be­steht scheinbar aus Seiten, die durch 15 Metallringe am „Buch­rücken“ ver­bunden sind. </text:p>
        <text:p text:style-name="P4">[Ähnlich einem Leitzordner]</text:p>
        <text:p text:style-name="Text_20_body">Die Seiten selbst sind aus einem seltsamen Metall, das ähnlich dünn wie Papier ist aber dennoch sehr stabil. </text:p>
        <text:p text:style-name="Text_20_body">Die Seiten selbst sind graviert mit einer Schrift die der Euren sehr äh­nelt. Vermutlich ist das Buch sehr alt und die Schrift ist einfach nur die Art von Schrift wie sie vor Jahr­hunderten gebräuchlich war.</text:p>
        <text:p text:style-name="P4">[Die Unterschiede sind ähnlich wie zwischen Altdeutscher Schrift und unserer modernen Schrift, allerdings sind die Differenzen sehr viel <text:s/>gra­vierender.]</text:p>
        <text:p text:style-name="P5">Die ungewöhnliche Schrift und die teilweise komisch anmutenden Formulierungen machen das Entziff­ern der Schrift zu einem Geduldssp­iel, so das Ihr davon ausgeht, das Ihr erst einige Wo­chen braucht, euch an die Schrift und an die alten Formulierungen zu gewöhnen und zu erlenen, so das Ihr das Buch auch wirklich lesen könnt.</text:p>
        <text:p text:style-name="P4">[Das ganze ist ein <text:s/>Skill: Reading M/E. Default IQ-3, Sobald Ihr ausreic­hend Punkte (bis zu 6 wenn ihr Sprache und Schrift flüssig spre­chen und Lesen wollt) in dem Skill ge­packt habt, könnt Ihr die alte Spra­che und Schrift als Language erwerben, je mehr Punkte desto besser könnt Ihr die Sprache.]</text:p>
        <text:h text:style-name="Heading_20_2" text:outline-level="2">Inhalt des Geschichtsalm­anach</text:h>
        <text:p text:style-name="Text_20_body">Was ihr bisher nach etwa 2 bis 3 Wo­chen mühsamen Entziffern und Ler­nen herausfinden konntet ist folgendes: </text:p>
        <text:p text:style-name="Text_20_body">Der Geschichtsalmanach ist ein Ab­riss der gesamten Geschichte der Menschheit seit annäherend 100.000 Jahren. </text:p>
        <text:p text:style-name="P4">[Laut der Allgemeinbildung Eurer Charactere geht die bekannte Ge­schichtsschreibung etwa 10.000 Jah­re bis in die Vergangenheit zu­rück.]</text:p>
        <text:p text:style-name="Text_20_body">Der Schreibstill des Geschichtsalman­ach ist sehr „blumig“ und teil­weise extrem langweilig, da es stellenweise nur um Aufzählungen von Geburts­linien und ähnlichen langweiligen De­tails geht. Artemies bringt es tatsächlich fertig, eine Schlacht in allen Details zu schildern, angefangen damit, das er alle betei­ligten Kämpfer auflistet wobei er an­scheinend erst beim Kompanieesel halt macht und sich dann seiten­weise über den exakten Verlauf der Schlacht bis ins kleins­te Detail aus­läst (einzig wann die Offiziere mal austreten wird nicht erwähnt) und sich auch nicht zu schade ist stellen­weise die Strategie und Taktik der Generäle zu kritisieren. </text:p>
        <text:p text:style-name="Text_20_body">Ansonsten aber scheint Artemies den Geschichtsalmanach in folgende Ab­schnitte beziehungs­weise Epochen geliedert zu haben:</text:p>
        <text:h text:style-name="Heading_20_3" text:outline-level="3">Wachstum [-100.000 - -90.000]</text:h>
        <text:p text:style-name="Text_20_body">Der Geschichtsalmanach beginnt mit der Epoche die Artemies Wachstum nannte. Diese Epoche scheint eine Zeit gewesen zu sein, in der die Welt Revelation begang die Magie zu er­lernen, erste Reiche und Nationen zu gründen.</text:p>
        <text:p text:style-name="Text_20_body">Artemies beschreibt eine Welt, die massgeblich von den Menschen ge­prägt waren und in der alles immer besser, schneller und grö­ßer wurde und der Mensch als sol­ches Dinge vollbringen konnte, die dem geneig­ten Leser teilweise sehr obskure um nicht zu sagen un­möglich er­scheinen. Fliegende Städte, oder Ge­bäude, die bis zum Himmel reichen sind nur einige Dinge von denen Artemies redet.</text:p>
        <text:p text:style-name="Text_20_body">Vielleicht aber hat Artemies auch nur einen Hand zum leichten Über­treiben und der Stil mit dem er schreibt ist nur eine Art von Me­thaper die Ihr völlig mißversteht.</text:p>
        <text:h text:style-name="Heading_20_3" text:outline-level="3">Aufbruch [-90.000 bis -50.000]</text:h>
        <text:p text:style-name="Text_20_body">In dieser Epoche scheinen die Men­schen zu nahezu allem fähig zu sein, und Artemies beschreibt eine Zeit der Expansion, die an­scheinend weit über Revelation als solche hin­ausgeht. </text:p>
        <text:p text:style-name="Text_20_body">Dabei scheinen die Menschen die Ma­gie zu nutzen um Portale zu anderen Welten zu öffnen und diese zu besie­deln. Nach Artemies ist in dieser Zeit jeder Mensch so was wie ein Freima­gier und die Fä­higkeiten des Men­schen sind schon fast von Gottgleicher Natur.</text:p>
        <text:h text:style-name="Heading_20_3" text:outline-level="3">Fall [-50.000 bis -40.000]</text:h>
        <text:p text:style-name="Text_20_body">Diese Epoche ist geprägt von einer langen Serie von Kriegen, die sich zwischen den einzelnen Welten ent­zündenden, aus den üblichen Gründen, sei es Gier, Neid oder schlichter Gefallen an dem Erobern eines anderen Reiches. </text:p>
        <text:p text:style-name="Text_20_body">In dieser Zeit entwickelten sich Rei­che, die anscheinend mehrere Welten vereinten und Revelation selbst muß wohl der Kern eines sehr großen und mächtigen Reich ge­wesen sein, Kunststück, war doch Revelation die erste und äl­teste Welt. </text:p>
        <text:p text:style-name="Text_20_body">Doch irgendwann kam es zu einem Krieg zwischen den beiden größten Reichen, Revelation auf der einen Seite und einem verfeindeten Reich auf der anderen Seite. Dieser Krieg muß so unvorstellbar gewesen sein, dass alle Reiche mit hin eingezogen wurden und nahe­zu alle Welten na­hezu vernichtet wurden. </text:p>
        <text:p text:style-name="Text_20_body">Artemies schildert hier auf teil­weise sehr blümerante Art und Weise wie ganze Welten unter den magischen Kräften einiger weniger Magier gna­denloss vernichtet wurden.</text:p>
        <text:p text:style-name="Text_20_body">Am Ende der Epoche standen die letzten Menschen vor dem Nichts. Revelation war eine fast unbewohnb­are Wüste, viele andere Welten würden sich nie wieder von den Schlachten erholen und die Menschheit war nahezu ausge­rottet. </text:p>
        <text:h text:style-name="Heading_20_3" text:outline-level="3">Reunion [-40.000 bis -35000]</text:h>
        <text:p text:style-name="Text_20_body">Die Epoche der Reunion war eine Zeit des Wiederaufbaus von dem was die Menschen selbstver­schuldet verl­ohren hatten. </text:p>
        <text:p text:style-name="Text_20_body">Doch am Ende fand Revelation wieder zur alten Blüte zurück und wurde am Ende wiede so stark wie vor Jahrhunderten.</text:p>
        <text:p text:style-name="Text_20_body">Auch die Portale zu anderen Welten, die noch verblieben waren, wurden wieder geöffnet und es entstanden neue Reiche, die sich über viele Welten erstreckten. </text:p>
        <text:p text:style-name="Text_20_body">Anscheinend waren sich aber die Menschen ihrer Geschichte um den Fall bewußt und so war diese Epo­che eine ausgesprochen friedliche Zeit, in der ein Krieg fast nie not­wendig wurde.</text:p>
        <text:h text:style-name="Heading_20_3" text:outline-level="3">Der Sternengriff [-35.000 bis -15.000]</text:h>
        <text:p text:style-name="Text_20_body">Die Epoche der Reunion führte zu einer Zeit, in der die Menschen in friedlicher Zusammenarbeit die Macht ihrer Vorfahren übertrafen und alles tun konnten, was ihnen belieb­te. </text:p>
        <text:p text:style-name="Text_20_body">Artemies schildert auch hier wieder von Wunderdingen, die teilweise schon sehr an biblische Schöpfungss­agen erinnern. </text:p>
        <text:p text:style-name="Text_20_body">Letzlich erlangten die Menschen gott­gleiche Macht und erkannten, das sie mit Gott auf Augenhöhe sind. </text:p>
        <text:p text:style-name="Text_20_body">Und so kam es zu dem Unausweichlic­hen, die Menschen forderten Gott heraus und führten den letzten aller Kriege, doch dies­mal nicht unterein­ander, sondern geschlossen gegen Gott.</text:p>
        <text:p text:style-name="Text_20_body">Dieser Krieg war laut Artemies kurz, brutal und wenn man Arte­mie's Schilderungen glauben darf, so gab es auf beiden Seiten un­glaubliche Wunderdinge. </text:p>
        <text:p text:style-name="Text_20_body">Und fast hätten die Menschen es ge­schafft, aber sie verloren...</text:p>
        <text:p text:style-name="Text_20_body">Artemies schreibt, dass als die Men­schen Ihre Niederlage erkann­ten, sie einen Weg fanden, all ihr Wissen und ihre Fähigkeiten vor Gottes Zugriff zu schützen.</text:p>
        <text:p text:style-name="P6">Ihr seid euch hier noch nicht schlüssig, aber das teilweise doch wirre Geschreibe von Artemies lässt hier vermuten, das das Schicksal ir­gendwas damit zu tun hat.</text:p>
        <text:p text:style-name="P6">Denn Artemies schreibt hier von dem Artefakt, welches die Men­schen erbauten um ihr Wissen und ihre Fä­higkeiten vor Gott zu ver­stecken.</text:p>
        <text:h text:style-name="Heading_20_3" text:outline-level="3">Zusammenbruch [um -15.000]</text:h>
        <text:p text:style-name="P6">Nach dem verlorenen Krieg wurden die Menschen in ein dunkles Zeit­alter geworfen, und sie verloren nahezu alles, was sie besassen.</text:p>
        <text:p text:style-name="P6">Dieser Zeitpunkt war eine Zeiten­wende, die Menschen sind ab jetzt keine freien Wesen mehr, sondern <text:s/>Gefangene, die allein der Gnade und der Güte Gottes ausgeliefert sind. </text:p>
        <text:p text:style-name="P6">In einem letzten Akt der Verzweifl­lung zerstörten die Menschen das Artefakt und versteckten die einz­len Bruckstücke. Ob sich alle Bruch­stücke auf Reveleation be­finden, geht aus dem Geschreibe nur schwer hervor. Aber es scheinen doch die meisten Teile sich auf Revelation zu befinden, der Welt, die sich am längsten Gott widersetzen konnte.</text:p>
        <text:p text:style-name="P6">Bisher habt Ihr noch keine eindeu­tigen Hinweise, wo die einzelnen Artefakte liegen, aber Ihr geht da­von aus, das ihr mit etwas Nach­forschen und den richtigen „Erraten“ von Querverbindungen, in der Lage sein werdet die Orte der Artefakte zu finden. </text:p>
        <text:p text:style-name="P6"><text:span text:style-name="T1">[Skills wie History, Literature, Geo­graphy oder Hidden Lore sind ausge­sprochen hilfreich dabei die richtigen Querverbindungen zu machen und die Furndorte zu finden...]</text:span> </text:p>
        <text:h text:style-name="Heading_20_3" text:outline-level="3">Gefangenschaft [-15.000 bis -10.000]</text:h>
        <text:p text:style-name="Text_20_body"><text:span text:style-name="T2">Gott beschloss die Menschen nicht völlig zu vernichten, sondern sie als Gefangene a</text:span>m leben zu lassen.</text:p>
        <text:p text:style-name="Text_20_body">In der Gefangenschaft durften die Menschen nahezu frei leben und tun wo nach ihnen der Sinn stand, aber Gott beschnitt ihr Wissen und ihre Fähigkeiten, so dass die Men­schen niemals mehr die Möglich­keit haben werden jemals wieder Gott fordern zu können.</text:p>
        <text:h text:style-name="Heading_20_3" text:outline-level="3">Zweite Chance [-10.000 bis heute]</text:h>
        <text:p text:style-name="Text_20_body">Gott beschloss eines Tages, das die Menschen nicht länger als Gefangene leben sollten und gab ihnen ihre Frei­heit wieder. </text:p>
        <text:p text:style-name="Text_20_body">Dies scheint die Epoche zu sein, in der Artemies selbst lebte und die offizielle Geschichtsschreibung eben­falls kennt (auch wenn nicht unter diesem Namen). </text:p>
        <text:p text:style-name="P7">[Und davon dass Gott die Men­schen aus einer Gefangenschaft befreite, ist laut eurer Allgemein­bildung den Historikern nichts be­kannt.]</text:p>
        <text:p text:style-name="Text_20_body">Doch Gott wollte nach wie vor verhindern, dass die Menschen je­mals wieder eine Gefahr darstellen und schuf so die KONTROLLE die über die Menschen wachen sollte und alles verhindert, was Gott mißfallen könnte,</text:p>
        <text:p text:style-name="Text_20_body"/>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hyphenation-ladder-count="2"/>
      <style:text-properties fo:font-size="9pt" fo:hyphenate="true" fo:hyphenation-remain-char-count="2" fo:hyphenation-push-char-count="2"/>
    </style:style>
    <style:style style:name="Text_20_body" style:display-name="Text body" style:family="paragraph" style:parent-style-name="Standard" style:class="text">
      <style:paragraph-properties fo:margin-top="0cm" fo:margin-bottom="0.109cm"/>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3cm" fo:margin-bottom="0.4cm" fo:keep-together="always" fo:padding="0cm" fo:border-left="none" fo:border-right="none" fo:border-top="none" fo:border-bottom="0.035cm solid #000080" style:shadow="none"/>
      <style:text-properties fo:color="#000080"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fo:color="#000080"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cm" fo:margin-bottom="0cm"/>
      <style:text-properties fo:color="#000080" fo:font-size="10pt" fo:font-style="italic" fo:font-weight="bold" style:font-size-asian="14pt" style:font-weight-asian="bold" style:font-size-complex="14pt" style:font-weight-complex="bold"/>
    </style:style>
    <style:style style:name="List" style:family="paragraph" style:parent-style-name="Text_20_body" style:class="list">
      <style:text-properties style:font-name="Verdana" style:font-name-complex="Tahoma1"/>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Verdana"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7.00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2.011cm" fo:margin-right="-1.984cm" fo:margin-top="0cm" fo:margin-bottom="0cm" fo:text-align="justify"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style:use-window-font-color="true" fo:font-size="32pt" fo:font-weight="bold" fo:background-color="transparent" style:font-size-asian="32pt" style:font-weight-asian="bold" style:font-size-complex="32pt" style:font-weight-complex="bold"/>
    </style:style>
    <style:style style:name="P2" style:family="paragraph" style:parent-style-name="Header">
      <style:paragraph-properties fo:margin-left="-0.026cm" fo:margin-right="-1.984cm" fo:margin-top="0cm" fo:margin-bottom="0cm" fo:text-align="justify" style:justify-single-word="false" fo:text-indent="-1.958cm" style:auto-text-indent="false" fo:background-color="transparent">
        <style:tab-stops>
          <style:tab-stop style:position="9.5cm" style:type="center"/>
          <style:tab-stop style:position="17.33cm" style:type="right"/>
        </style:tab-stops>
        <style:background-image/>
      </style:paragraph-properties>
      <style:text-properties style:use-window-font-color="true" fo:font-size="32pt" fo:font-weight="bold" fo:background-color="transparent" style:font-size-asian="32pt" style:font-weight-asian="bold" style:font-size-complex="32pt" style:font-weight-complex="bold"/>
    </style:style>
    <style:style style:name="P3" style:family="paragraph" style:parent-style-name="Footer">
      <style:paragraph-properties fo:text-align="center" style:justify-single-word="false" fo:background-color="transparent" fo:padding="0cm" fo:border-left="none" fo:border-right="none" fo:border-top="0.088cm solid #000080" fo:border-bottom="none" style:shadow="none">
        <style:background-image/>
      </style:paragraph-properties>
      <style:text-properties fo:font-weight="bold" style:font-weight-asian="bold" style:font-weight-complex="bold"/>
    </style:style>
    <style:page-layout style:name="pm1">
      <style:page-layout-properties fo:page-width="21.001cm" fo:page-height="29.7cm" style:num-format="1" style:print-orientation="portrait" fo:margin-top="0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
        <text:p text:style-name="P2"><text:tab/>REVELATION</text:p>
      </style:header>
      <style:footer>
        <text:p text:style-name="P3"><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2-04T21:40:52</meta:creation-date>
    <dc:date>2006-10-29T17:41:07</dc:date>
    <meta:print-date>2006-10-29T16:43:03</meta:print-date>
    <dc:language>de-DE</dc:language>
    <meta:editing-cycles>51</meta:editing-cycles>
    <meta:editing-duration>PT18H37M44S</meta:editing-duration>
    <meta:user-defined meta:name="Info 1"/>
    <meta:user-defined meta:name="Info 2"/>
    <meta:user-defined meta:name="Info 3"/>
    <meta:user-defined meta:name="Info 4"/>
    <meta:document-statistic meta:table-count="0" meta:image-count="0" meta:object-count="0" meta:page-count="2" meta:paragraph-count="75" meta:word-count="1424" meta:character-count="9566"/>
  </office:meta>
</office:document-meta>
</file>